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Fournisseur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 Fournisseur</text:p>
          </table:table-cell>
          <table:table-cell office:value-type="string">
            <text:p>TVA INTRA</text:p>
          </table:table-cell>
          <table:table-cell office:value-type="string">
            <text:p>SIRET</text:p>
          </table:table-cell>
          <table:table-cell office:value-type="string">
            <text:p>SIREN</text:p>
          </table:table-cell>
          <table:table-cell office:value-type="string">
            <text:p>Adresse 1</text:p>
          </table:table-cell>
          <table:table-cell office:value-type="string">
            <text:p>Adresse 2</text:p>
          </table:table-cell>
          <table:table-cell office:value-type="string">
            <text:p>CP</text:p>
          </table:table-cell>
          <table:table-cell office:value-type="string">
            <text:p>VILLE</text:p>
          </table:table-cell>
          <table:table-cell office:value-type="string">
            <text:p>PAYS</text:p>
          </table:table-cell>
          <table:table-cell office:value-type="string">
            <text:p>MASQUE DE POSITIONNEMENT</text:p>
          </table:table-cell>
          <table:table-cell office:value-type="string">
            <text:p>CONTROLE DE COHERENCE</text:p>
          </table:table-cell>
        </table:table-row>
        <table:table-row>
          <table:table-cell office:value-type="string">
            <text:p>Bouygues Telecom</text:p>
          </table:table-cell>
          <table:table-cell office:value-type="string">
            <text:p>FR74397480930</text:p>
          </table:table-cell>
          <table:table-cell office:value-type="string">
            <text:p/>
          </table:table-cell>
          <table:table-cell office:value-type="string">
            <text:p>397480930</text:p>
          </table:table-cell>
          <table:table-cell office:value-type="string">
            <text:p>33 AVENUE LAPLACE</text:p>
          </table:table-cell>
          <table:table-cell office:value-type="string">
            <text:p/>
          </table:table-cell>
          <table:table-cell office:value-type="string">
            <text:p>94110</text:p>
          </table:table-cell>
          <table:table-cell office:value-type="string">
            <text:p>ARCUEIL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RAM</text:p>
          </table:table-cell>
          <table:table-cell office:value-type="string">
            <text:p>FR25788212660</text:p>
          </table:table-cell>
          <table:table-cell office:value-type="string">
            <text:p>78821266000013</text:p>
          </table:table-cell>
          <table:table-cell office:value-type="string">
            <text:p>788212660</text:p>
          </table:table-cell>
          <table:table-cell office:value-type="string">
            <text:p>203 rue Demidoff</text:p>
          </table:table-cell>
          <table:table-cell office:value-type="string">
            <text:p/>
          </table:table-cell>
          <table:table-cell office:value-type="string">
            <text:p>76087</text:p>
          </table:table-cell>
          <table:table-cell office:value-type="string">
            <text:p>LE HAVR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FR</text:p>
          </table:table-cell>
          <table:table-cell office:value-type="string">
            <text:p>FR71343059564</text:p>
          </table:table-cell>
          <table:table-cell office:value-type="string">
            <text:p>34305956400959</text:p>
          </table:table-cell>
          <table:table-cell office:value-type="string">
            <text:p>343059564</text:p>
          </table:table-cell>
          <table:table-cell office:value-type="string">
            <text:p>16 rue du Général Alain de Boissieu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CH DATA France</text:p>
          </table:table-cell>
          <table:table-cell office:value-type="string">
            <text:p>FR07722065638</text:p>
          </table:table-cell>
          <table:table-cell office:value-type="string">
            <text:p>72206563800065</text:p>
          </table:table-cell>
          <table:table-cell office:value-type="string">
            <text:p>722065638</text:p>
          </table:table-cell>
          <table:table-cell office:value-type="string">
            <text:p>5, avenue de l'Europe</text:p>
          </table:table-cell>
          <table:table-cell office:value-type="string">
            <text:p>Bussy Saint-Georges</text:p>
          </table:table-cell>
          <table:table-cell office:value-type="string">
            <text:p>77611</text:p>
          </table:table-cell>
          <table:table-cell office:value-type="string">
            <text:p>Marne-la-Vallée Cedex 3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upe PulseHeberg</text:p>
          </table:table-cell>
          <table:table-cell office:value-type="string">
            <text:p>FR47791715790</text:p>
          </table:table-cell>
          <table:table-cell office:value-type="string">
            <text:p>79171579000022</text:p>
          </table:table-cell>
          <table:table-cell office:value-type="string">
            <text:p>791715790</text:p>
          </table:table-cell>
          <table:table-cell office:value-type="string">
            <text:p>55 avenue des champs Pierreux</text:p>
          </table:table-cell>
          <table:table-cell office:value-type="string">
            <text:p/>
          </table:table-cell>
          <table:table-cell office:value-type="string">
            <text:p>92012</text:p>
          </table:table-cell>
          <table:table-cell office:value-type="string">
            <text:p>Nanterre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deal Standard Produktions-GmbH</text:p>
          </table:table-cell>
          <table:table-cell office:value-type="string">
            <text:p>BE04269941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8 lkaroslaan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ANS</text:p>
          </table:table-cell>
          <table:table-cell office:value-type="string">
            <text:p>BE04017825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18 Rue Vital Francoisse</text:p>
          </table:table-cell>
          <table:table-cell office:value-type="string">
            <text:p/>
          </table:table-cell>
          <table:table-cell office:value-type="string">
            <text:p>06001</text:p>
          </table:table-cell>
          <table:table-cell office:value-type="string">
            <text:p>Charleroi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issyum</text:p>
          </table:table-cell>
          <table:table-cell office:value-type="string">
            <text:p>FR71510268261</text:p>
          </table:table-cell>
          <table:table-cell office:value-type="string">
            <text:p>51026826100011</text:p>
          </table:table-cell>
          <table:table-cell office:value-type="string">
            <text:p>510268261</text:p>
          </table:table-cell>
          <table:table-cell office:value-type="string">
            <text:p>129 Boulevard louis Giraud</text:p>
          </table:table-cell>
          <table:table-cell office:value-type="string">
            <text:p/>
          </table:table-cell>
          <table:table-cell office:value-type="string">
            <text:p>84200</text:p>
          </table:table-cell>
          <table:table-cell office:value-type="string">
            <text:p>Carpentra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ndesa</text:p>
          </table:table-cell>
          <table:table-cell office:value-type="string">
            <text:p>FR30499590552</text:p>
          </table:table-cell>
          <table:table-cell office:value-type="string">
            <text:p/>
          </table:table-cell>
          <table:table-cell office:value-type="string">
            <text:p>499590552</text:p>
          </table:table-cell>
          <table:table-cell office:value-type="string">
            <text:p>10 Boulevard Haussmann</text:p>
          </table:table-cell>
          <table:table-cell office:value-type="string">
            <text:p/>
          </table:table-cell>
          <table:table-cell office:value-type="string">
            <text:p>75009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oriolis</text:p>
          </table:table-cell>
          <table:table-cell office:value-type="string">
            <text:p>FR86419735741</text:p>
          </table:table-cell>
          <table:table-cell office:value-type="string">
            <text:p/>
          </table:table-cell>
          <table:table-cell office:value-type="string">
            <text:p>419735741</text:p>
          </table:table-cell>
          <table:table-cell office:value-type="string">
            <text:p>2 Rue du Capitaine Scott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TOSA</text:p>
          </table:table-cell>
          <table:table-cell office:value-type="string">
            <text:p>04494400486</text:p>
          </table:table-cell>
          <table:table-cell office:value-type="string">
            <text:p>72800527</text:p>
          </table:table-cell>
          <table:table-cell office:value-type="string">
            <text:p/>
          </table:table-cell>
          <table:table-cell office:value-type="string">
            <text:p>1 Via Cristoforo Colombo</text:p>
          </table:table-cell>
          <table:table-cell office:value-type="string">
            <text:p/>
          </table:table-cell>
          <table:table-cell office:value-type="string">
            <text:p>50021</text:p>
          </table:table-cell>
          <table:table-cell office:value-type="string">
            <text:p>Barberino Val d’elsa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.V. VAILLANT S.A.</text:p>
          </table:table-cell>
          <table:table-cell office:value-type="string">
            <text:p>BE0401874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5 rue Golden Hopestraat</text:p>
          </table:table-cell>
          <table:table-cell office:value-type="string">
            <text:p/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Oconcepts</text:p>
          </table:table-cell>
          <table:table-cell office:value-type="string">
            <text:p>FR07525090163</text:p>
          </table:table-cell>
          <table:table-cell office:value-type="string">
            <text:p>52509016300011</text:p>
          </table:table-cell>
          <table:table-cell office:value-type="string">
            <text:p>525090163</text:p>
          </table:table-cell>
          <table:table-cell office:value-type="string">
            <text:p>16, Chemin du Favier</text:p>
          </table:table-cell>
          <table:table-cell office:value-type="string">
            <text:p/>
          </table:table-cell>
          <table:table-cell office:value-type="string">
            <text:p>01800</text:p>
          </table:table-cell>
          <table:table-cell office:value-type="string">
            <text:p>MEXIMIEU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repa</text:p>
          </table:table-cell>
          <table:table-cell office:value-type="string">
            <text:p>FR123</text:p>
          </table:table-cell>
          <table:table-cell office:value-type="string">
            <text:p>493811251</text:p>
          </table:table-cell>
          <table:table-cell office:value-type="string">
            <text:p>397480930</text:p>
          </table:table-cell>
          <table:table-cell office:value-type="string">
            <text:p>1300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2</text:p>
          </table:table-cell>
          <table:table-cell office:value-type="string">
            <text:p>f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NEXINDUS TECHNOLOGIES</text:p>
          </table:table-cell>
          <table:table-cell office:value-type="string">
            <text:p>FR52531064020</text:p>
          </table:table-cell>
          <table:table-cell office:value-type="string">
            <text:p>53106402000013</text:p>
          </table:table-cell>
          <table:table-cell office:value-type="string">
            <text:p>531064020</text:p>
          </table:table-cell>
          <table:table-cell office:value-type="string">
            <text:p>10 Place de la Joliette</text:p>
          </table:table-cell>
          <table:table-cell office:value-type="string">
            <text:p>Atrium 10.6 - BP 13543</text:p>
          </table:table-cell>
          <table:table-cell office:value-type="string">
            <text:p>1300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vignon Tourisme</text:p>
          </table:table-cell>
          <table:table-cell office:value-type="string">
            <text:p>FR74307206037</text:p>
          </table:table-cell>
          <table:table-cell office:value-type="string">
            <text:p>1</text:p>
          </table:table-cell>
          <table:table-cell office:value-type="string">
            <text:p>307206037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arthelemy</text:p>
          </table:table-cell>
          <table:table-cell office:value-type="string">
            <text:p>FR83632629282</text:p>
          </table:table-cell>
          <table:table-cell office:value-type="string">
            <text:p>63262028200020</text:p>
          </table:table-cell>
          <table:table-cell office:value-type="string">
            <text:p>632620282</text:p>
          </table:table-cell>
          <table:table-cell office:value-type="string">
            <text:p>19 Place de l'Horloge</text:p>
          </table:table-cell>
          <table:table-cell office:value-type="string">
            <text:p/>
          </table:table-cell>
          <table:table-cell office:value-type="string">
            <text:p>840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Moliner</text:p>
          </table:table-cell>
          <table:table-cell office:value-type="string">
            <text:p>FR90307616029</text:p>
          </table:table-cell>
          <table:table-cell office:value-type="string">
            <text:p>30761602900012</text:p>
          </table:table-cell>
          <table:table-cell office:value-type="string">
            <text:p>307616029</text:p>
          </table:table-cell>
          <table:table-cell office:value-type="string">
            <text:p>838 Route d'Avignon</text:p>
          </table:table-cell>
          <table:table-cell office:value-type="string">
            <text:p/>
          </table:table-cell>
          <table:table-cell office:value-type="string">
            <text:p>84320</text:p>
          </table:table-cell>
          <table:table-cell office:value-type="string">
            <text:p>Entraigues-sur-la-Sorgu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Dell Southern Europe</text:p>
          </table:table-cell>
          <table:table-cell office:value-type="string">
            <text:p>FR20351528229</text:p>
          </table:table-cell>
          <table:table-cell office:value-type="string">
            <text:p>35152822900088</text:p>
          </table:table-cell>
          <table:table-cell office:value-type="string">
            <text:p>351528229</text:p>
          </table:table-cell>
          <table:table-cell office:value-type="string">
            <text:p>TSA 31002</text:p>
          </table:table-cell>
          <table:table-cell office:value-type="string">
            <text:p/>
          </table:table-cell>
          <table:table-cell office:value-type="string">
            <text:p>34938</text:p>
          </table:table-cell>
          <table:table-cell office:value-type="string">
            <text:p>Montpellier cedex 9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Edenred France</text:p>
          </table:table-cell>
          <table:table-cell office:value-type="string">
            <text:p>FR13393365135</text:p>
          </table:table-cell>
          <table:table-cell office:value-type="string">
            <text:p>39336513500358</text:p>
          </table:table-cell>
          <table:table-cell office:value-type="string">
            <text:p>393365135</text:p>
          </table:table-cell>
          <table:table-cell office:value-type="string">
            <text:p>166-180, boulevard Gabriel Péri</text:p>
          </table:table-cell>
          <table:table-cell office:value-type="string">
            <text:p/>
          </table:table-cell>
          <table:table-cell office:value-type="string">
            <text:p>92245</text:p>
          </table:table-cell>
          <table:table-cell office:value-type="string">
            <text:p>MALAKOFF CEDEX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ôte d’azur SSR</text:p>
          </table:table-cell>
          <table:table-cell office:value-type="string">
            <text:p>FR15739501229</text:p>
          </table:table-cell>
          <table:table-cell office:value-type="string">
            <text:p>73950122900010</text:p>
          </table:table-cell>
          <table:table-cell office:value-type="string">
            <text:p>739501229</text:p>
          </table:table-cell>
          <table:table-cell office:value-type="string">
            <text:p>590 Boulevard de la Marine</text:p>
          </table:table-cell>
          <table:table-cell office:value-type="string">
            <text:p/>
          </table:table-cell>
          <table:table-cell office:value-type="string">
            <text:p>83407</text:p>
          </table:table-cell>
          <table:table-cell office:value-type="string">
            <text:p>Hyer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range</text:p>
          </table:table-cell>
          <table:table-cell office:value-type="string">
            <text:p>FR89380129866</text:p>
          </table:table-cell>
          <table:table-cell office:value-type="string">
            <text:p>38012986646850</text:p>
          </table:table-cell>
          <table:table-cell office:value-type="string">
            <text:p>380129866</text:p>
          </table:table-cell>
          <table:table-cell office:value-type="string">
            <text:p>78 rue Olivier de Serres</text:p>
          </table:table-cell>
          <table:table-cell office:value-type="string">
            <text:p/>
          </table:table-cell>
          <table:table-cell office:value-type="string">
            <text:p>75015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OVH</text:p>
          </table:table-cell>
          <table:table-cell office:value-type="string">
            <text:p>FR22424761419</text:p>
          </table:table-cell>
          <table:table-cell office:value-type="string">
            <text:p>42476141900045</text:p>
          </table:table-cell>
          <table:table-cell office:value-type="string">
            <text:p>424761419</text:p>
          </table:table-cell>
          <table:table-cell office:value-type="string">
            <text:p>2 rue kellermann</text:p>
          </table:table-cell>
          <table:table-cell office:value-type="string">
            <text:p>BP 80157</text:p>
          </table:table-cell>
          <table:table-cell office:value-type="string">
            <text:p>59053</text:p>
          </table:table-cell>
          <table:table-cell office:value-type="string">
            <text:p>ROUBAIX CEDEX 1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BULEX Service</text:p>
          </table:table-cell>
          <table:table-cell office:value-type="string">
            <text:p>BE08380489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oldon Hopesttaat, </text:p>
          </table:table-cell>
          <table:table-cell office:value-type="string">
            <text:p>Rue Golden Hope</text:p>
          </table:table-cell>
          <table:table-cell office:value-type="string">
            <text:p>01620</text:p>
          </table:table-cell>
          <table:table-cell office:value-type="string">
            <text:p>Drogenbo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V Solucious SA</text:p>
          </table:table-cell>
          <table:table-cell office:value-type="string">
            <text:p>BE04486922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6 Edingensesteenweg</text:p>
          </table:table-cell>
          <table:table-cell office:value-type="string">
            <text:p/>
          </table:table-cell>
          <table:table-cell office:value-type="string">
            <text:p>01500</text:p>
          </table:table-cell>
          <table:table-cell office:value-type="string">
            <text:p>HA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EBERIT</text:p>
          </table:table-cell>
          <table:table-cell office:value-type="string">
            <text:p>BE04084633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 Beaulieustraat</text:p>
          </table:table-cell>
          <table:table-cell office:value-type="string">
            <text:p/>
          </table:table-cell>
          <table:table-cell office:value-type="string">
            <text:p>01830</text:p>
          </table:table-cell>
          <table:table-cell office:value-type="string">
            <text:p>Ma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OHE NV SA</text:p>
          </table:table-cell>
          <table:table-cell office:value-type="string">
            <text:p>BE044587059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9 Leuvensesteenweg</text:p>
          </table:table-cell>
          <table:table-cell office:value-type="string">
            <text:p/>
          </table:table-cell>
          <table:table-cell office:value-type="string">
            <text:p>01932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Ingesoft</text:p>
          </table:table-cell>
          <table:table-cell office:value-type="string">
            <text:p>FR78479808776</text:p>
          </table:table-cell>
          <table:table-cell office:value-type="string">
            <text:p>47980877600047</text:p>
          </table:table-cell>
          <table:table-cell office:value-type="string">
            <text:p>479808776</text:p>
          </table:table-cell>
          <table:table-cell office:value-type="string">
            <text:p>16 Rue Lamblardie</text:p>
          </table:table-cell>
          <table:table-cell office:value-type="string">
            <text:p/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KINTO ONE</text:p>
          </table:table-cell>
          <table:table-cell office:value-type="string">
            <text:p>FR93852462605</text:p>
          </table:table-cell>
          <table:table-cell office:value-type="string">
            <text:p>85246260500019</text:p>
          </table:table-cell>
          <table:table-cell office:value-type="string">
            <text:p>852462605</text:p>
          </table:table-cell>
          <table:table-cell office:value-type="string">
            <text:p>16 RUE LAMBLARDIE</text:p>
          </table:table-cell>
          <table:table-cell office:value-type="string">
            <text:p>testa</text:p>
          </table:table-cell>
          <table:table-cell office:value-type="string">
            <text:p>75012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BB NV</text:p>
          </table:table-cell>
          <table:table-cell office:value-type="string">
            <text:p>BE0406291923</text:p>
          </table:table-cell>
          <table:table-cell office:value-type="string">
            <text:p>BE0406291923</text:p>
          </table:table-cell>
          <table:table-cell office:value-type="string">
            <text:p/>
          </table:table-cell>
          <table:table-cell office:value-type="string">
            <text:p>HogeWel27</text:p>
          </table:table-cell>
          <table:table-cell office:value-type="string">
            <text:p/>
          </table:table-cell>
          <table:table-cell office:value-type="string">
            <text:p>01930</text:p>
          </table:table-cell>
          <table:table-cell office:value-type="string">
            <text:p>Zaventem</text:p>
          </table:table-cell>
          <table:table-cell office:value-type="string">
            <text:p>France</text:p>
          </table:table-cell>
          <table:table-cell office:value="6" office:value-type="float"/>
          <table:table-cell office:value-type="string">
            <text:p>false</text:p>
          </table:table-cell>
        </table:table-row>
        <table:table-row>
          <table:table-cell office:value-type="string">
            <text:p>Free Mobile</text:p>
          </table:table-cell>
          <table:table-cell office:value-type="string">
            <text:p>FR25499247138</text:p>
          </table:table-cell>
          <table:table-cell office:value-type="string">
            <text:p>4992471380002</text:p>
          </table:table-cell>
          <table:table-cell office:value-type="string">
            <text:p>499247138</text:p>
          </table:table-cell>
          <table:table-cell office:value-type="string">
            <text:p>16 Rue de la Ville l’Evêque</text:p>
          </table:table-cell>
          <table:table-cell office:value-type="string">
            <text:p/>
          </table:table-cell>
          <table:table-cell office:value-type="string">
            <text:p>75008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SECAB</text:p>
          </table:table-cell>
          <table:table-cell office:value-type="string">
            <text:p>FR10334100559</text:p>
          </table:table-cell>
          <table:table-cell office:value-type="string">
            <text:p>33410055900163</text:p>
          </table:table-cell>
          <table:table-cell office:value-type="string">
            <text:p>334100559</text:p>
          </table:table-cell>
          <table:table-cell office:value-type="string">
            <text:p>32 Avenue Charles de Gaulle</text:p>
          </table:table-cell>
          <table:table-cell office:value-type="string">
            <text:p/>
          </table:table-cell>
          <table:table-cell office:value-type="string">
            <text:p>84130</text:p>
          </table:table-cell>
          <table:table-cell office:value-type="string">
            <text:p>LE PONT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DDIS Technologies</text:p>
          </table:table-cell>
          <table:table-cell office:value-type="string">
            <text:p>FR41751032533</text:p>
          </table:table-cell>
          <table:table-cell office:value-type="string">
            <text:p>75103253300018</text:p>
          </table:table-cell>
          <table:table-cell office:value-type="string">
            <text:p>751032533</text:p>
          </table:table-cell>
          <table:table-cell office:value-type="string">
            <text:p>22, Mail Pablo Picasso</text:p>
          </table:table-cell>
          <table:table-cell office:value-type="string">
            <text:p/>
          </table:table-cell>
          <table:table-cell office:value-type="string">
            <text:p>44000</text:p>
          </table:table-cell>
          <table:table-cell office:value-type="string">
            <text:p>NANTE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ESTSUpplier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TEest1111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123</text:p>
          </table:table-cell>
          <table:table-cell office:value-type="string">
            <text:p>1323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true</text:p>
          </table:table-cell>
        </table:table-row>
        <table:table-row>
          <table:table-cell office:value-type="string">
            <text:p>Bosch</text:p>
          </table:table-cell>
          <table:table-cell office:value-type="string">
            <text:p>BE0861556869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Zandvoortstraat 47</text:p>
          </table:table-cell>
          <table:table-cell office:value-type="string">
            <text:p/>
          </table:table-cell>
          <table:table-cell office:value-type="string">
            <text:p>02800</text:p>
          </table:table-cell>
          <table:table-cell office:value-type="string">
            <text:p>Mechele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LESUR Immobilier</text:p>
          </table:table-cell>
          <table:table-cell office:value-type="string">
            <text:p>FR50794798645</text:p>
          </table:table-cell>
          <table:table-cell office:value-type="string">
            <text:p>79479864500014</text:p>
          </table:table-cell>
          <table:table-cell office:value-type="string">
            <text:p>794798645</text:p>
          </table:table-cell>
          <table:table-cell office:value-type="string">
            <text:p>13 B Avenue de la Motte Picquet</text:p>
          </table:table-cell>
          <table:table-cell office:value-type="string">
            <text:p/>
          </table:table-cell>
          <table:table-cell office:value-type="string">
            <text:p>75007</text:p>
          </table:table-cell>
          <table:table-cell office:value-type="string">
            <text:p>PARIS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Nexity</text:p>
          </table:table-cell>
          <table:table-cell office:value-type="string">
            <text:p>FR5948753009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 PLACE CHARLES STEBER</text:p>
          </table:table-cell>
          <table:table-cell office:value-type="string">
            <text:p/>
          </table:table-cell>
          <table:table-cell office:value-type="string">
            <text:p>91160</text:p>
          </table:table-cell>
          <table:table-cell office:value-type="string">
            <text:p>Longjumeau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Allibert Benelux SA</text:p>
          </table:table-cell>
          <table:table-cell office:value-type="string">
            <text:p>BE08112513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 rue du commerce</text:p>
          </table:table-cell>
          <table:table-cell office:value-type="string">
            <text:p/>
          </table:table-cell>
          <table:table-cell office:value-type="string">
            <text:p>01400</text:p>
          </table:table-cell>
          <table:table-cell office:value-type="string">
            <text:p>NIVELLE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heval</text:p>
          </table:table-cell>
          <table:table-cell office:value-type="string">
            <text:p>FR51515</text:p>
          </table:table-cell>
          <table:table-cell office:value-type="string">
            <text:p>123456</text:p>
          </table:table-cell>
          <table:table-cell office:value-type="string">
            <text:p>123456789</text:p>
          </table:table-cell>
          <table:table-cell office:value-type="string">
            <text:p>49 Avenue Charles de Gaulleaa</text:p>
          </table:table-cell>
          <table:table-cell office:value-type="string">
            <text:p>zu</text:p>
          </table:table-cell>
          <table:table-cell office:value-type="string">
            <text:p>84200</text:p>
          </table:table-cell>
          <table:table-cell office:value-type="string">
            <text:p>Avignon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GREEN ROPE</text:p>
          </table:table-cell>
          <table:table-cell office:value-type="string">
            <text:p>FR66825136047</text:p>
          </table:table-cell>
          <table:table-cell office:value-type="string">
            <text:p>82513604700016</text:p>
          </table:table-cell>
          <table:table-cell office:value-type="string">
            <text:p/>
          </table:table-cell>
          <table:table-cell office:value-type="string">
            <text:p>19 Sente des Gaudrons</text:p>
          </table:table-cell>
          <table:table-cell office:value-type="string">
            <text:p/>
          </table:table-cell>
          <table:table-cell office:value-type="string">
            <text:p>95320</text:p>
          </table:table-cell>
          <table:table-cell office:value-type="string">
            <text:p>SAINT-LEU-LA-FORET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THOP</text:p>
          </table:table-cell>
          <table:table-cell office:value-type="string">
            <text:p>FR60402109151</text:p>
          </table:table-cell>
          <table:table-cell office:value-type="string">
            <text:p/>
          </table:table-cell>
          <table:table-cell office:value-type="string">
            <text:p>402109151</text:p>
          </table:table-cell>
          <table:table-cell office:value-type="string">
            <text:p>425 rue de Grignon</text:p>
          </table:table-cell>
          <table:table-cell office:value-type="string">
            <text:p/>
          </table:table-cell>
          <table:table-cell office:value-type="string">
            <text:p>78450</text:p>
          </table:table-cell>
          <table:table-cell office:value-type="string">
            <text:p>CHAVENAY</text:p>
          </table:table-cell>
          <table:table-cell office:value-type="string">
            <text:p>France</text:p>
          </table:table-cell>
          <table:table-cell office:value-type="string">
            <text:p/>
          </table:table-cell>
          <table:table-cell office:value-type="string">
            <text:p>false</text:p>
          </table:table-cell>
        </table:table-row>
        <table:table-row>
          <table:table-cell office:value-type="string">
            <text:p>Calinda Software</text:p>
          </table:table-cell>
          <table:table-cell office:value-type="string">
            <text:p>FR04493811251</text:p>
          </table:table-cell>
          <table:table-cell office:value-type="string">
            <text:p>49381125100013</text:p>
          </table:table-cell>
          <table:table-cell office:value-type="string">
            <text:p>493811251</text:p>
          </table:table-cell>
          <table:table-cell office:value-type="string">
            <text:p>14 Quai de Rive Neuve</text:p>
          </table:table-cell>
          <table:table-cell office:value-type="string">
            <text:p/>
          </table:table-cell>
          <table:table-cell office:value-type="string">
            <text:p>13007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office:value="4" office:value-type="float"/>
          <table:table-cell office:value-type="string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9-16T11:33:11.776427</meta:creation-date>
    <dc:date>2021-09-16T11:33:11.783603</dc:date>
    <meta:generator>http://pypi.python.org/pypi/ezodf/0.1.0$Python3.8.5 (default, Sep  4 2020, 07:30:14) 
[GCC 7.3.0]</meta:generator>
    <meta:document-statistic/>
    <meta:editing-cycles>1</meta:editing-cycles>
  </office:meta>
</office:document-meta>
</file>